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0d09" officeooo:paragraph-rsid="000b0d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ng AutoSlideProces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11:03:43.023551057</meta:creation-date>
    <meta:generator>LibreOffice/5.4.1.2$Linux_X86_64 LibreOffice_project/40m0$Build-2</meta:generator>
    <dc:date>2017-09-25T10:48:32.393205105</dc:date>
    <meta:editing-duration>PT30S</meta:editing-duration>
    <meta:editing-cycles>1</meta:editing-cycles>
    <meta:document-statistic meta:table-count="0" meta:image-count="0" meta:object-count="0" meta:page-count="1" meta:paragraph-count="1" meta:word-count="2" meta:character-count="29" meta:non-whitespace-character-count="28"/>
  </office:meta>
</office:document-meta>
</file>